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419cm"/>
    </style:style>
    <style:style style:name="gr2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2.576cm"/>
    </style:style>
    <style:style style:name="gr3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4.413cm"/>
    </style:style>
    <style:style style:name="gr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885cm"/>
    </style:style>
    <style:style style:name="gr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202cm"/>
    </style:style>
    <style:style style:name="gr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025cm"/>
    </style:style>
    <style:style style:name="gr7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44cm"/>
    </style:style>
    <style:style style:name="gr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122cm"/>
    </style:style>
    <style:style style:name="gr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372cm"/>
    </style:style>
    <style:style style:name="gr1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2.771cm"/>
    </style:style>
    <style:style style:name="gr1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68cm"/>
    </style:style>
    <style:style style:name="gr1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06cm"/>
    </style:style>
    <style:style style:name="gr1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782cm"/>
    </style:style>
    <style:style style:name="gr1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96cm"/>
    </style:style>
    <style:style style:name="gr15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609cm"/>
    </style:style>
    <style:style style:name="gr1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35cm"/>
    </style:style>
    <style:style style:name="gr1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527cm"/>
    </style:style>
    <style:style style:name="gr18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075cm"/>
    </style:style>
    <style:style style:name="gr1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253cm"/>
    </style:style>
    <style:style style:name="gr20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392cm"/>
    </style:style>
    <style:style style:name="gr2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57cm"/>
    </style:style>
    <style:style style:name="gr2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59cm"/>
    </style:style>
    <style:style style:name="gr2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709cm"/>
    </style:style>
    <style:style style:name="gr24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08cm"/>
    </style:style>
    <style:style style:name="gr2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317cm"/>
    </style:style>
    <style:style style:name="gr2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177cm"/>
    </style:style>
    <style:style style:name="gr2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065cm"/>
    </style:style>
    <style:style style:name="gr2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96cm"/>
    </style:style>
    <style:style style:name="gr2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21cm"/>
    </style:style>
    <style:style style:name="gr3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8cm"/>
    </style:style>
    <style:style style:name="gr3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3cm"/>
    </style:style>
    <style:style style:name="gr32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234cm"/>
    </style:style>
    <style:style style:name="gr33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34cm"/>
    </style:style>
    <style:style style:name="gr3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323cm"/>
    </style:style>
    <style:style style:name="gr35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6.081cm"/>
    </style:style>
    <style:style style:name="gr36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3cm"/>
    </style:style>
    <style:style style:name="gr37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5.848cm"/>
    </style:style>
    <style:style style:name="gr38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6.327cm"/>
    </style:style>
    <style:style style:name="gr39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6.026cm"/>
    </style:style>
    <style:style style:name="gr40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286cm"/>
    </style:style>
    <style:style style:name="gr41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205cm"/>
    </style:style>
    <style:style style:name="gr4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69cm"/>
    </style:style>
    <style:style style:name="gr43" style:family="graphic" style:parent-style-name="standard">
      <style:graphic-properties draw:fill="none" draw:fill-color="#cfe7f5" draw:textarea-horizontal-align="justify" draw:textarea-vertical-align="middle" draw:auto-grow-height="false" fo:min-height="2.157cm" fo:min-width="5.178cm"/>
    </style:style>
    <style:style style:name="gr4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669cm"/>
    </style:style>
    <style:style style:name="gr4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777cm"/>
    </style:style>
    <style:style style:name="gr4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836cm"/>
    </style:style>
    <style:style style:name="gr4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55cm"/>
    </style:style>
    <style:style style:name="gr4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955cm"/>
    </style:style>
    <style:style style:name="gr4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21cm"/>
    </style:style>
    <style:style style:name="gr5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21cm"/>
    </style:style>
    <style:style style:name="gr51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065cm"/>
    </style:style>
    <style:style style:name="gr5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317cm"/>
    </style:style>
    <style:style style:name="gr5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307cm"/>
    </style:style>
    <style:style style:name="gr54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181cm"/>
    </style:style>
    <style:style style:name="gr55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87cm"/>
    </style:style>
    <style:style style:name="gr5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2.847cm"/>
    </style:style>
    <style:style style:name="gr5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808cm"/>
    </style:style>
    <style:style style:name="gr58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485cm"/>
    </style:style>
    <style:style style:name="gr59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469cm"/>
    </style:style>
    <style:style style:name="gr60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955cm"/>
    </style:style>
    <style:style style:name="gr6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29cm"/>
    </style:style>
    <style:style style:name="gr62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425cm"/>
    </style:style>
    <style:style style:name="gr63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495cm"/>
    </style:style>
    <style:style style:name="gr6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55cm"/>
    </style:style>
    <style:style style:name="gr6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8cm"/>
    </style:style>
    <style:style style:name="gr66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58cm"/>
    </style:style>
    <style:style style:name="gr67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615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0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1" style:family="graphic" style:parent-style-name="objectwithoutfill">
      <style:graphic-properties svg:stroke-color="#661900" draw:marker-end="Arrow" draw:marker-end-width="0.3cm" draw:fill="none" draw:textarea-vertical-align="middle"/>
    </style:style>
    <style:style style:name="gr72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73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74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solid" draw:fill-color="#ffff66" fo:min-height="1.575cm"/>
    </style:style>
    <style:style style:name="gr77" style:family="graphic" style:parent-style-name="standard">
      <style:graphic-properties draw:stroke="none" svg:stroke-color="#000000" draw:fill="solid" draw:fill-color="#ffff66" fo:min-height="1.829cm"/>
    </style:style>
    <style:style style:name="gr78" style:family="graphic" style:parent-style-name="standard">
      <style:graphic-properties draw:stroke="none" svg:stroke-color="#000000" draw:fill="solid" draw:fill-color="#ffff66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cfe7f5"/>
      <style:paragraph-properties fo:text-align="center"/>
      <style:text-properties fo:font-size="10pt"/>
    </style:style>
    <style:style style:name="P3" style:family="paragraph">
      <loext:graphic-properties draw:fill="none" draw:fill-color="#cfe7f5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800000"/>
    </style:style>
    <style:style style:name="P6" style:family="paragraph">
      <loext:graphic-properties draw:fill="solid" draw:fill-color="#ffff66"/>
      <style:text-properties fo:color="#800000"/>
    </style:style>
    <style:style style:name="T1" style:family="text">
      <style:text-properties fo:font-size="10pt"/>
    </style:style>
    <style:style style:name="T2" style:family="text">
      <style:text-properties fo:color="#0000ff" fo:font-size="10pt"/>
    </style:style>
    <style:style style:name="T3" style:family="text">
      <style:text-properties fo:color="#990000"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ff" fo:font-size="10pt" style:font-size-asian="10pt" style:font-size-complex="10pt"/>
    </style:style>
    <style:style style:name="T6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031cm" svg:height="1.159cm" svg:x="27.863cm" svg:y="17.882cm">
          <text:p text:style-name="P1"><text:span text:style-name="T1">Document</text:span></text:p>
          <text:p text:style-name="P1"><text:span text:style-name="T2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232cm" svg:height="1.601cm" svg:x="19.546cm" svg:y="17.661cm">
          <text:p text:style-name="P1"><text:span text:style-name="T1">Entry</text:span></text:p>
          <text:p text:style-name="P1"><text:span text:style-name="T2">PK:DB_entry_ID</text:span></text:p>
          <text:p text:style-name="P1"><text:span text:style-name="T3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69cm" svg:height="1.601cm" svg:x="11.801cm" svg:y="2.93cm">
          <text:p text:style-name="P1"><text:span text:style-name="T4">Study_entry_list</text:span></text:p>
          <text:p text:style-name="P1"><text:span text:style-name="T5">PK:DB_Study_ID,</text:span></text:p>
          <text:p text:style-name="P1"><text:span text:style-name="T5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97cm" svg:height="1.159cm" svg:x="18.301cm" svg:y="3.149cm">
          <text:p text:style-name="P1"><text:span text:style-name="T4">Project</text:span></text:p>
          <text:p text:style-name="P1"><text:span text:style-name="T5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3.858cm" svg:height="1.601cm" svg:x="25.779cm" svg:y="4.786cm">
          <text:p text:style-name="P1"><text:span text:style-name="T1">City_Site</text:span></text:p>
          <text:p text:style-name="P1"><text:span text:style-name="T2">PK:DB_City_Site_ID</text:span></text:p>
          <text:p text:style-name="P1"><text:span text:style-name="T3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4" draw:id="id14" draw:layer="layout" svg:width="3.637cm" svg:height="1.159cm" svg:x="25.889cm" svg:y="2.832cm">
          <text:p text:style-name="P1"><text:span text:style-name="T4">Country</text:span></text:p>
          <text:p text:style-name="P1"><text:span text:style-name="T5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3.556cm" svg:height="1.159cm" svg:x="22.713cm" svg:y="10.897cm">
          <text:p text:style-name="P1"><text:span text:style-name="T1">Journal</text:span></text:p>
          <text:p text:style-name="P1"><text:span text:style-name="T2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6" draw:id="id6" draw:layer="layout" svg:width="3.864cm" svg:height="2.483cm" svg:x="22.559cm" svg:y="13.49cm">
          <text:p text:style-name="P1"><text:span text:style-name="T1">Journal_paper</text:span></text:p>
          <text:p text:style-name="P1"><text:span text:style-name="T2">PK:DB_Doc_ID,</text:span></text:p>
          <text:p text:style-name="P1"><text:span text:style-name="T2">DB_Journal_ID</text:span></text:p>
          <text:p text:style-name="P1"><text:span text:style-name="T3">FK1:DB_Doc_ID</text:span></text:p>
          <text:p text:style-name="P1"><text:span text:style-name="T3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9" draw:id="id9" draw:layer="layout" svg:width="4.028cm" svg:height="1.601cm" svg:x="27.364cm" svg:y="10.676cm">
          <text:p text:style-name="P1"><text:span text:style-name="T1">Book</text:span></text:p>
          <text:p text:style-name="P1"><text:span text:style-name="T2">PK:DB_Book_ID</text:span></text:p>
          <text:p text:style-name="P1"><text:span text:style-name="T3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8" draw:id="id8" draw:layer="layout" svg:width="3.513cm" svg:height="2.483cm" svg:x="27.622cm" svg:y="13.49cm">
          <text:p text:style-name="P1"><text:span text:style-name="T1">Book_chapter</text:span></text:p>
          <text:p text:style-name="P1"><text:span text:style-name="T2">PK:DB_Doc_ID,</text:span></text:p>
          <text:p text:style-name="P1"><text:span text:style-name="T2">DB_Book_ID</text:span></text:p>
          <text:p text:style-name="P1"><text:span text:style-name="T3">FK1:DB_Doc_ID</text:span></text:p>
          <text:p text:style-name="P1"><text:span text:style-name="T3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" draw:id="id1" draw:layer="layout" svg:width="5.166cm" svg:height="2.041cm" svg:x="12.683cm" svg:y="11.847cm">
          <text:p text:style-name="P1"><text:span text:style-name="T1">Person_affiliation</text:span></text:p>
          <text:p text:style-name="P1"><text:span text:style-name="T2">PK:DB_Person_affiliation_ID</text:span></text:p>
          <text:p text:style-name="P1"><text:span text:style-name="T3">FK1:DB_Person_ID</text:span></text:p>
          <text:p text:style-name="P1"><text:span text:style-name="T3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" draw:id="id2" draw:layer="layout" svg:width="3.518cm" svg:height="1.159cm" svg:x="13.507cm" svg:y="14.502cm">
          <text:p text:style-name="P1"><text:span text:style-name="T1">Person</text:span></text:p>
          <text:p text:style-name="P1"><text:span text:style-name="T2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" draw:id="id4" draw:layer="layout" svg:width="4.394cm" svg:height="1.159cm" svg:x="13.069cm" svg:y="7.25cm">
          <text:p text:style-name="P1"><text:span text:style-name="T1">Organization</text:span></text:p>
          <text:p text:style-name="P1"><text:span text:style-name="T2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3" draw:id="id3" draw:layer="layout" svg:width="4.658cm" svg:height="2.041cm" svg:x="12.937cm" svg:y="9.127cm">
          <text:p text:style-name="P1"><text:span text:style-name="T1">Organization_unit</text:span></text:p>
          <text:p text:style-name="P1"><text:span text:style-name="T2">PK:DB_Org_unit_ID</text:span></text:p>
          <text:p text:style-name="P1"><text:span text:style-name="T3">FK1:DB_Organization_ID</text:span></text:p>
          <text:p text:style-name="P1"><text:span text:style-name="T3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2" draw:id="id12" draw:layer="layout" svg:width="4.221cm" svg:height="1.159cm" svg:x="32.906cm" svg:y="8.531cm">
          <text:p text:style-name="P1"><text:span text:style-name="T1">Conference</text:span></text:p>
          <text:p text:style-name="P1"><text:span text:style-name="T2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1" draw:id="id11" draw:layer="layout" svg:width="5.048cm" svg:height="2.041cm" svg:x="32.492cm" svg:y="10.456cm">
          <text:p text:style-name="P1"><text:span text:style-name="T1">Conference_instance</text:span></text:p>
          <text:p text:style-name="P1"><text:span text:style-name="T2">PK:DB_Conference_inst_ID</text:span></text:p>
          <text:p text:style-name="P1"><text:span text:style-name="T3">FK1:DB_Conference_ID</text:span></text:p>
          <text:p text:style-name="P1"><text:span text:style-name="T3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0" draw:id="id10" draw:layer="layout" svg:width="5.269cm" svg:height="2.483cm" svg:x="32.382cm" svg:y="13.49cm">
          <text:p text:style-name="P1"><text:span text:style-name="T1">Conference_abstract</text:span></text:p>
          <text:p text:style-name="P1"><text:span text:style-name="T2">PK:DB_Doc_ID,</text:span></text:p>
          <text:p text:style-name="P1"><text:span text:style-name="T2">DB_Conference_inst_ID</text:span></text:p>
          <text:p text:style-name="P1"><text:span text:style-name="T3">FK1:DB_Doc_ID</text:span></text:p>
          <text:p text:style-name="P1"><text:span text:style-name="T3">FK2:DB_Conference_ins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9" draw:id="id19" draw:layer="layout" svg:width="3.687cm" svg:height="1.159cm" svg:x="47.449cm" svg:y="12.889cm">
          <text:p text:style-name="P1"><text:span text:style-name="T1">Element</text:span></text:p>
          <text:p text:style-name="P1"><text:span text:style-name="T2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8" draw:id="id18" draw:layer="layout" svg:width="3.909cm" svg:height="1.601cm" svg:x="52.101cm" svg:y="12.668cm">
          <text:p text:style-name="P1"><text:span text:style-name="T1">Nucleus</text:span></text:p>
          <text:p text:style-name="P1"><text:span text:style-name="T2">PK:DB_Nucleus_ID</text:span></text:p>
          <text:p text:style-name="P1"><text:span text:style-name="T3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1" draw:id="id21" draw:layer="layout" svg:width="5.004cm" svg:height="1.159cm" svg:x="51.553cm" svg:y="16.801cm">
          <text:p text:style-name="P1"><text:span text:style-name="T1">Electron_system</text:span></text:p>
          <text:p text:style-name="P1"><text:span text:style-name="T2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0" draw:id="id20" draw:layer="layout" svg:width="5.268cm" svg:height="2.041cm" svg:x="62.847cm" svg:y="14.344cm">
          <text:p text:style-name="P1"><text:span text:style-name="T1">Atom</text:span></text:p>
          <text:p text:style-name="P1"><text:span text:style-name="T2">PK:DB_Atom_ID</text:span></text:p>
          <text:p text:style-name="P1"><text:span text:style-name="T3">FK1:DB_Nucleus_ID</text:span></text:p>
          <text:p text:style-name="P1"><text:span text:style-name="T3">FK2:DB_Electron_syste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23" draw:id="id23" draw:layer="layout" svg:width="4.471cm" svg:height="1.159cm" svg:x="63.246cm" svg:y="32.72cm">
          <text:p text:style-name="P1"><text:span text:style-name="T1">Chem_comp</text:span></text:p>
          <text:p text:style-name="P1"><text:span text:style-name="T2">PK:DB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67" draw:id="id67" draw:layer="layout" svg:width="5.321cm" svg:height="1.159cm" svg:x="12.851cm" svg:y="23.095cm">
          <text:p text:style-name="P1"><text:span text:style-name="T1">Biological_function</text:span></text:p>
          <text:p text:style-name="P1"><text:span text:style-name="T2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64" draw:id="id64" draw:layer="layout" svg:width="3.736cm" svg:height="1.601cm" svg:x="40.452cm" svg:y="43.775cm">
          <text:p text:style-name="P1"><text:span text:style-name="T1">Product</text:span></text:p>
          <text:p text:style-name="P1"><text:span text:style-name="T2">PK:DB_Product_ID</text:span></text:p>
          <text:p text:style-name="P1"><text:span text:style-name="T3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66" draw:id="id66" draw:layer="layout" svg:width="3.973cm" svg:height="1.601cm" svg:x="40.334cm" svg:y="41.108cm">
          <text:p text:style-name="P1"><text:span text:style-name="T1">Vendor</text:span></text:p>
          <text:p text:style-name="P1"><text:span text:style-name="T2">PK:DB_Vendor_ID</text:span></text:p>
          <text:p text:style-name="P1"><text:span text:style-name="T3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65" draw:id="id65" draw:layer="layout" svg:width="3.789cm" svg:height="1.159cm" svg:x="45.479cm" svg:y="38.037cm">
          <text:p text:style-name="P1"><text:span text:style-name="T1">Software</text:span></text:p>
          <text:p text:style-name="P1"><text:span text:style-name="T2">PK:DB_Software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2" draw:id="id22" draw:layer="layout" svg:width="5.807cm" svg:height="2.483cm" svg:x="50.162cm" svg:y="26.14cm">
          <text:p text:style-name="P1"><text:span text:style-name="T1">Chem_comp_biological_function</text:span></text:p>
          <text:p text:style-name="P1"><text:span text:style-name="T2">PK:DB_Chem_comp_ID,</text:span></text:p>
          <text:p text:style-name="P1"><text:span text:style-name="T2">DB_Biological_function_ID</text:span></text:p>
          <text:p text:style-name="P1"><text:span text:style-name="T3">FK1:DB_Chem_comp_ID</text:span></text:p>
          <text:p text:style-name="P1"><text:span text:style-name="T3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26" draw:id="id26" draw:layer="layout" svg:width="4.702cm" svg:height="2.483cm" svg:x="50.714cm" svg:y="34.349cm">
          <text:p text:style-name="P1"><text:span text:style-name="T1">Chem_comp_product</text:span></text:p>
          <text:p text:style-name="P1"><text:span text:style-name="T2">PK:DB_Chem_comp_ID,</text:span></text:p>
          <text:p text:style-name="P1"><text:span text:style-name="T2">DB_Product_ID</text:span></text:p>
          <text:p text:style-name="P1"><text:span text:style-name="T3">FK1:DB_Chem_comp_ID</text:span></text:p>
          <text:p text:style-name="P1"><text:span text:style-name="T3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25" draw:id="id25" draw:layer="layout" svg:width="5.619cm" svg:height="2.041cm" svg:x="50.256cm" svg:y="31.752cm">
          <text:p text:style-name="P1"><text:span text:style-name="T1">Chem_comp_systematic_name</text:span></text:p>
          <text:p text:style-name="P1"><text:span text:style-name="T2">PK:DB_Chem_comp_ID,</text:span></text:p>
          <text:p text:style-name="P1"><text:span text:style-name="T2">Naming_system,Name</text:span></text:p>
          <text:p text:style-name="P1"><text:span text:style-name="T3">FK1:DB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24" draw:id="id24" draw:layer="layout" svg:width="4.658cm" svg:height="2.041cm" svg:x="50.736cm" svg:y="29.158cm">
          <text:p text:style-name="P1"><text:span text:style-name="T1">Chem_comp_synonym</text:span></text:p>
          <text:p text:style-name="P1"><text:span text:style-name="T2">PK:DB_Chem_comp_ID,</text:span></text:p>
          <text:p text:style-name="P1"><text:span text:style-name="T2">Name</text:span></text:p>
          <text:p text:style-name="P1"><text:span text:style-name="T3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27" draw:id="id27" draw:layer="layout" svg:width="6.07cm" svg:height="2.483cm" svg:x="50.03cm" svg:y="37.375cm">
          <text:p text:style-name="P1"><text:span text:style-name="T1">Chem_comp_descriptor</text:span></text:p>
          <text:p text:style-name="P1"><text:span text:style-name="T2">PK:DB_Chem_comp_ID,</text:span></text:p>
          <text:p text:style-name="P1"><text:span text:style-name="T2">DB_Software_ID,Description_type</text:span></text:p>
          <text:p text:style-name="P1"><text:span text:style-name="T3">FK1:DB_Chem_comp_ID</text:span></text:p>
          <text:p text:style-name="P1"><text:span text:style-name="T3">FK2:DB_Software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39" draw:id="id39" draw:layer="layout" svg:width="5.551cm" svg:height="2.041cm" svg:x="72.229cm" svg:y="32.279cm">
          <text:p text:style-name="P1"><text:span text:style-name="T1">Chem_comp_atom</text:span></text:p>
          <text:p text:style-name="P1"><text:span text:style-name="T2">PK:DB_Chem_comp_atom_ID,</text:span></text:p>
          <text:p text:style-name="P1"><text:span text:style-name="T3">FK1:DB_Chem_comp_ID</text:span></text:p>
          <text:p text:style-name="P1"><text:span text:style-name="T3">FK2:DB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55" draw:id="id55" draw:layer="layout" svg:width="5.976cm" svg:height="2.483cm" svg:x="92.046cm" svg:y="20.972cm">
          <text:p text:style-name="P1"><text:span text:style-name="T1">Chem_comp_atom_characteristic</text:span></text:p>
          <text:p text:style-name="P1"><text:span text:style-name="T2">PK:DB_Chem_comp_atom_ID,</text:span></text:p>
          <text:p text:style-name="P1"><text:span text:style-name="T2">Characteristic_name</text:span></text:p>
          <text:p text:style-name="P1"><text:span text:style-name="T3">FK1:DB_Chem_comp_atom_ID</text:span></text:p>
          <text:p text:style-name="P1"><text:span text:style-name="T3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46" draw:id="id46" draw:layer="layout" svg:width="5.632cm" svg:height="2.041cm" svg:x="83.048cm" svg:y="21.193cm">
          <text:p text:style-name="P1"><text:span text:style-name="T1">Chem_comp_atom_name</text:span></text:p>
          <text:p text:style-name="P1"><text:span text:style-name="T2">PK:DB_Chem_comp_atom_ID,</text:span></text:p>
          <text:p text:style-name="P1"><text:span text:style-name="T2">Naming_system</text:span></text:p>
          <text:p text:style-name="P1"><text:span text:style-name="T3">FK1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48" draw:id="id48" draw:layer="layout" svg:width="6.021cm" svg:height="2.041cm" svg:x="82.854cm" svg:y="29.514cm">
          <text:p text:style-name="P1"><text:span text:style-name="T1">Chem_comp_bond</text:span></text:p>
          <text:p text:style-name="P1"><text:span text:style-name="T2">PK:DB_Chem_comp_bond_ID</text:span></text:p>
          <text:p text:style-name="P1"><text:span text:style-name="T3">FK1:DB_Chem_comp_atom_ID_1</text:span></text:p>
          <text:p text:style-name="P1"><text:span text:style-name="T3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50" draw:id="id50" draw:layer="layout" svg:width="6.865cm" svg:height="2.923cm" svg:x="82.432cm" svg:y="35.161cm">
          <text:p text:style-name="P1"><text:span text:style-name="T1">Chem_comp_torsion_angle</text:span></text:p>
          <text:p text:style-name="P1"><text:span text:style-name="T2">PK:DB_Chem_comp_torsion_angle_ID</text:span></text:p>
          <text:p text:style-name="P1"><text:span text:style-name="T3">FK1:DB_Chem_comp_atom_ID_1</text:span></text:p>
          <text:p text:style-name="P1"><text:span text:style-name="T3">FK2:DB_Chem_comp_atom_ID_2</text:span></text:p>
          <text:p text:style-name="P1"><text:span text:style-name="T3">FK3:DB_Chem_comp_atom_ID_3</text:span></text:p>
          <text:p text:style-name="P1"><text:span text:style-name="T3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49" draw:id="id49" draw:layer="layout" svg:width="6.065cm" svg:height="2.483cm" svg:x="82.832cm" svg:y="32.037cm">
          <text:p text:style-name="P1"><text:span text:style-name="T1">Chem_comp_angle</text:span></text:p>
          <text:p text:style-name="P1"><text:span text:style-name="T2">PK:DB_Chem_comp_angle_ID</text:span></text:p>
          <text:p text:style-name="P1"><text:span text:style-name="T3">FK1:DB_Chem_comp_atom_ID_1</text:span></text:p>
          <text:p text:style-name="P1"><text:span text:style-name="T3">FK2:DB_Chem_comp_atom_ID_2</text:span></text:p>
          <text:p text:style-name="P1"><text:span text:style-name="T3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53" draw:id="id53" draw:layer="layout" svg:width="6.46cm" svg:height="1.159cm" svg:x="91.949cm" svg:y="25.748cm">
          <text:p text:style-name="P1"><text:span text:style-name="T1">Chem_comp_atom_group</text:span></text:p>
          <text:p text:style-name="P1"><text:span text:style-name="T2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54" draw:id="id54" draw:layer="layout" svg:width="7.025cm" svg:height="2.041cm" svg:x="100.695cm" svg:y="25.307cm">
          <text:p text:style-name="P1"><text:span text:style-name="T1">Chem_comp_atom_group_characteristic</text:span></text:p>
          <text:p text:style-name="P1"><text:span text:style-name="T2">PK:DB_Chem_comp_atom_group_ID,</text:span></text:p>
          <text:p text:style-name="P1"><text:span text:style-name="T2">Characteristic_name</text:span></text:p>
          <text:p text:style-name="P1"><text:span text:style-name="T3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47" draw:id="id47" draw:layer="layout" svg:width="6.768cm" svg:height="2.483cm" svg:x="82.625cm" svg:y="25.086cm">
          <text:p text:style-name="P1"><text:span text:style-name="T1">Chem_comp_atom_group_atom</text:span></text:p>
          <text:p text:style-name="P1"><text:span text:style-name="T2">PK:DB_Chem_comp_atom_group_ID,</text:span></text:p>
          <text:p text:style-name="P1"><text:span text:style-name="T2">DB_Chem_comp_atom_ID</text:span></text:p>
          <text:p text:style-name="P1"><text:span text:style-name="T3">FK1:DB_Chem_comp_atom_group_ID</text:span></text:p>
          <text:p text:style-name="P1"><text:span text:style-name="T3">FK2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52" draw:id="id52" draw:layer="layout" svg:width="4.898cm" svg:height="1.159cm" svg:x="92.585cm" svg:y="42.045cm">
          <text:p text:style-name="P1"><text:span text:style-name="T1">Ambiguity_code</text:span></text:p>
          <text:p text:style-name="P1"><text:span text:style-name="T2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51" draw:id="id51" draw:layer="layout" svg:width="5.947cm" svg:height="2.483cm" svg:x="82.891cm" svg:y="41.383cm">
          <text:p text:style-name="P1"><text:span text:style-name="T1">Chem_comp_allowed_amb_code</text:span></text:p>
          <text:p text:style-name="P1"><text:span text:style-name="T2">PK:DB_Ambiguity_code_ID,</text:span></text:p>
          <text:p text:style-name="P1"><text:span text:style-name="T2">DB_Chem_comp_atom_ID</text:span></text:p>
          <text:p text:style-name="P1"><text:span text:style-name="T3">FK1:DB_Ambiguity_code_ID</text:span></text:p>
          <text:p text:style-name="P1"><text:span text:style-name="T3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16" draw:id="id16" draw:layer="layout" svg:width="3.302cm" svg:height="1.159cm" svg:x="8.135cm" svg:y="17.882cm">
          <text:p text:style-name="P1"><text:span text:style-name="T1">Study</text:span></text:p>
          <text:p text:style-name="P1"><text:span text:style-name="T2">PK:DB_Stud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5" draw:id="id15" draw:layer="layout" svg:width="5.938cm" svg:height="2.667cm" svg:x="12.484cm" svg:y="17.128cm">
          <text:p text:style-name="P1"><text:span text:style-name="T1">Study_entry_list</text:span></text:p>
          <text:p text:style-name="P1"><text:span text:style-name="T2">PK:DB_Study_ID,</text:span></text:p>
          <text:p text:style-name="P1"><text:span text:style-name="T2">DB_BMRB_accession_code</text:span></text:p>
          <text:p text:style-name="P1"><text:span text:style-name="T3">FK1:DB_Study_ID</text:span></text:p>
          <text:p text:style-name="P1"><text:span text:style-name="T3">FK2:DB_BMRB_accession_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29" draw:id="id29" draw:layer="layout" svg:width="3.281cm" svg:height="1.159cm" svg:x="63.841cm" svg:y="53.221cm">
          <text:p text:style-name="P1"><text:span text:style-name="T1">Entity</text:span></text:p>
          <text:p text:style-name="P1"><text:span text:style-name="T2">PK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40" draw:id="id40" draw:layer="layout" svg:width="5.475cm" svg:height="2.041cm" svg:x="72.267cm" svg:y="52.78cm">
          <text:p text:style-name="P1"><text:span text:style-name="T1">Entity_chem_comp</text:span></text:p>
          <text:p text:style-name="P1"><text:span text:style-name="T2">PK:DB_Entity_chem_comp_ID</text:span></text:p>
          <text:p text:style-name="P1"><text:span text:style-name="T3">FK1:DB_Entity_ID</text:span></text:p>
          <text:p text:style-name="P1"><text:span text:style-name="T3">FK2:DB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45" draw:id="id45" draw:layer="layout" svg:width="6.534cm" svg:height="2.041cm" svg:x="82.597cm" svg:y="57.134cm">
          <text:p text:style-name="P1"><text:span text:style-name="T1">Entity_segment</text:span></text:p>
          <text:p text:style-name="P1"><text:span text:style-name="T2">PK:DB_Entity_segment_ID</text:span></text:p>
          <text:p text:style-name="P1"><text:span text:style-name="T3">FK1:DB_Entity_chem_comp_ID_start</text:span></text:p>
          <text:p text:style-name="P1"><text:span text:style-name="T3">FK2:DB_Entity_chem_comp_ID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42" draw:id="id42" draw:layer="layout" svg:width="5.653cm" svg:height="2.041cm" svg:x="83.138cm" svg:y="52.78cm">
          <text:p text:style-name="P1"><text:span text:style-name="T1">Entity_atom</text:span></text:p>
          <text:p text:style-name="P1"><text:span text:style-name="T2">PK:DB_Entity_atom_ID</text:span></text:p>
          <text:p text:style-name="P1"><text:span text:style-name="T3">FK1:DB_Entity_chem_comp_ID</text:span></text:p>
          <text:p text:style-name="P1"><text:span text:style-name="T3">FK2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56" draw:id="id56" draw:layer="layout" svg:width="5.697cm" svg:height="2.483cm" svg:x="83.314cm" svg:y="45.493cm">
          <text:p text:style-name="P1"><text:span text:style-name="T1">Entity_deleted_atom</text:span></text:p>
          <text:p text:style-name="P1"><text:span text:style-name="T2">PK:DB_Entity_chem_comp_ID,</text:span></text:p>
          <text:p text:style-name="P1"><text:span text:style-name="T2">DB_Chem_comp_atom_ID</text:span></text:p>
          <text:p text:style-name="P1"><text:span text:style-name="T3">FK1:DB_Entity_chem_comp_ID</text:span></text:p>
          <text:p text:style-name="P1"><text:span text:style-name="T3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57" draw:id="id57" draw:layer="layout" svg:width="4.908cm" svg:height="2.041cm" svg:x="97.48cm" svg:y="49.915cm">
          <text:p text:style-name="P1"><text:span text:style-name="T1">Entity_bond</text:span></text:p>
          <text:p text:style-name="P1"><text:span text:style-name="T2">PK:DB_Entity_bond_ID,</text:span></text:p>
          <text:p text:style-name="P1"><text:span text:style-name="T3">FK1:DB_Entity_atom_ID_1</text:span></text:p>
          <text:p text:style-name="P1"><text:span text:style-name="T3">FK2:DB_Entity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58" draw:id="id58" draw:layer="layout" svg:width="4.952cm" svg:height="2.483cm" svg:x="97.458cm" svg:y="52.538cm">
          <text:p text:style-name="P1"><text:span text:style-name="T1">Entity_angle</text:span></text:p>
          <text:p text:style-name="P1"><text:span text:style-name="T2">PK:DB_Entity_angle_ID,</text:span></text:p>
          <text:p text:style-name="P1"><text:span text:style-name="T3">FK1:DB_Entity_atom_ID_1</text:span></text:p>
          <text:p text:style-name="P1"><text:span text:style-name="T3">FK2:DB_Entity_atom_ID_2</text:span></text:p>
          <text:p text:style-name="P1"><text:span text:style-name="T3">FK2:DB_Entity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59" draw:id="id59" draw:layer="layout" svg:width="5.849cm" svg:height="2.923cm" svg:x="97.01cm" svg:y="55.362cm">
          <text:p text:style-name="P1"><text:span text:style-name="T1">Entity_torsion_angle</text:span></text:p>
          <text:p text:style-name="P1"><text:span text:style-name="T2">PK:DB_Entity_torsion_angle_ID,</text:span></text:p>
          <text:p text:style-name="P1"><text:span text:style-name="T3">FK1:DB_Entity_atom_ID_1</text:span></text:p>
          <text:p text:style-name="P1"><text:span text:style-name="T3">FK2:DB_Entity_atom_ID_2</text:span></text:p>
          <text:p text:style-name="P1"><text:span text:style-name="T3">FK3:DB_Entity_atom_ID_3</text:span></text:p>
          <text:p text:style-name="P1"><text:span text:style-name="T3">FK4:DB_Entity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68" draw:id="id68" draw:layer="layout" svg:width="3.929cm" svg:height="1.159cm" svg:x="41.455cm" svg:y="57.626cm">
          <text:p text:style-name="P1"><text:span text:style-name="T1">Organism</text:span></text:p>
          <text:p text:style-name="P1"><text:span text:style-name="T2">PK:DB_Organis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69" draw:id="id69" draw:layer="layout" svg:width="4.919cm" svg:height="1.159cm" svg:x="41.481cm" svg:y="60.674cm">
          <text:p text:style-name="P1"><text:span text:style-name="T1">Source_location</text:span></text:p>
          <text:p text:style-name="P1"><text:span text:style-name="T2">PK:DB_Source_loc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2" draw:id="id32" draw:layer="layout" svg:width="3.923cm" svg:height="2.483cm" svg:x="51.104cm" svg:y="54.842cm">
          <text:p text:style-name="P1"><text:span text:style-name="T1">Entity_product</text:span></text:p>
          <text:p text:style-name="P1"><text:span text:style-name="T2">PK:DB_Entity_ID,</text:span></text:p>
          <text:p text:style-name="P1"><text:span text:style-name="T2">DB_Product_ID</text:span></text:p>
          <text:p text:style-name="P1"><text:span text:style-name="T3">FK1:DB_Entity_ID</text:span></text:p>
          <text:p text:style-name="P1"><text:span text:style-name="T3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28" draw:id="id28" draw:layer="layout" svg:width="5.629cm" svg:height="2.483cm" svg:x="50.251cm" svg:y="46.53cm">
          <text:p text:style-name="P1"><text:span text:style-name="T1">Entity_biological_function</text:span></text:p>
          <text:p text:style-name="P1"><text:span text:style-name="T2">PK:DB_Entity_ID,</text:span></text:p>
          <text:p text:style-name="P1"><text:span text:style-name="T2">DB_Biological_function_ID</text:span></text:p>
          <text:p text:style-name="P1"><text:span text:style-name="T3">FK1:DB_Entity_ID</text:span></text:p>
          <text:p text:style-name="P1"><text:span text:style-name="T3">FK2:DB_Biological_function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xml:id="id30" draw:id="id30" draw:layer="layout" svg:width="3.545cm" svg:height="2.041cm" svg:x="51.293cm" svg:y="49.705cm">
          <text:p text:style-name="P1"><text:span text:style-name="T1">Entity_synonym</text:span></text:p>
          <text:p text:style-name="P1"><text:span text:style-name="T2">PK:DB_Entity_ID,</text:span></text:p>
          <text:p text:style-name="P1"><text:span text:style-name="T2">Name</text:span></text:p>
          <text:p text:style-name="P1"><text:span text:style-name="T3">FK1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31" draw:id="id31" draw:layer="layout" svg:width="4.506cm" svg:height="2.041cm" svg:x="50.812cm" svg:y="52.236cm">
          <text:p text:style-name="P1"><text:span text:style-name="T1">Entity_systematic_name</text:span></text:p>
          <text:p text:style-name="P1"><text:span text:style-name="T2">PK:DB_Entity_ID,</text:span></text:p>
          <text:p text:style-name="P1"><text:span text:style-name="T2">Name</text:span></text:p>
          <text:p text:style-name="P1"><text:span text:style-name="T3">FK1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33" draw:id="id33" draw:layer="layout" svg:width="5.313cm" svg:height="3.365cm" svg:x="50.409cm" svg:y="57.706cm">
          <text:p text:style-name="P1"><text:span text:style-name="T1">Natural_source</text:span></text:p>
          <text:p text:style-name="P1"><text:span text:style-name="T2">PK:DB_Natural_source_ID</text:span></text:p>
          <text:p text:style-name="P1"><text:span text:style-name="T3">FK1:DB_Entity_ID</text:span></text:p>
          <text:p text:style-name="P1"><text:span text:style-name="T3">FK2:DB_Entity_segment_ID</text:span></text:p>
          <text:p text:style-name="P1"><text:span text:style-name="T3">FK3:DB_Organism_ID</text:span></text:p>
          <text:p text:style-name="P1"><text:span text:style-name="T3">FK4:DB_Source_location_ID</text:span></text:p>
          <text:p text:style-name="P1"><text:span text:style-name="T3">FK5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35" draw:id="id35" draw:layer="layout" svg:width="3.929cm" svg:height="1.159cm" svg:x="63.517cm" svg:y="71.743cm">
          <text:p text:style-name="P1"><text:span text:style-name="T1">Assembly</text:span></text:p>
          <text:p text:style-name="P1"><text:span text:style-name="T2">PK:DB_Assembl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41" draw:id="id41" draw:layer="layout" svg:width="5.048cm" svg:height="2.041cm" svg:x="72.48cm" svg:y="71.302cm">
          <text:p text:style-name="P1"><text:span text:style-name="T1">Assembly_entity</text:span></text:p>
          <text:p text:style-name="P1"><text:span text:style-name="T2">PK:DB_Assembly_entity_ID</text:span></text:p>
          <text:p text:style-name="P1"><text:span text:style-name="T3">FK1:DB_Assembly_ID</text:span></text:p>
          <text:p text:style-name="P1"><text:span text:style-name="T3">FK2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" draw:layer="layout" svg:width="4.081cm" svg:height="1.159cm" svg:x="5.826cm" svg:y="47.228cm">
          <text:p text:style-name="P1"><text:span text:style-name="T1">Atom_type</text:span></text:p>
          <text:p text:style-name="P1"><text:span text:style-name="T2">PK:DB_Atom_type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xml:id="id60" draw:id="id60" draw:layer="layout" svg:width="5.783cm" svg:height="3.365cm" svg:x="83.101cm" svg:y="65.199cm">
          <text:p text:style-name="P1"><text:span text:style-name="T1">Assembly_deleted_atom</text:span></text:p>
          <text:p text:style-name="P1"><text:span text:style-name="T2">PK:DB_Assembly_entity_ID,</text:span></text:p>
          <text:p text:style-name="P1"><text:span text:style-name="T2">DB_Entity_chem_comp_ID,</text:span></text:p>
          <text:p text:style-name="P1"><text:span text:style-name="T2">DB_Chem_comp_atom_ID</text:span></text:p>
          <text:p text:style-name="P1"><text:span text:style-name="T3">FK1:DB_Assembly_entity_ID</text:span></text:p>
          <text:p text:style-name="P1"><text:span text:style-name="T3">FK2:DB_Entity_chem_comp_ID</text:span></text:p>
          <text:p text:style-name="P1"><text:span text:style-name="T3">FK3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layout" svg:width="4.902cm" svg:height="1.159cm" svg:x="5.623cm" svg:y="50.641cm">
          <text:p text:style-name="P1"><text:span text:style-name="T1">Interaction_type</text:span></text:p>
          <text:p text:style-name="P1"><text:span text:style-name="T2">PK:DB_Interaction_type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" xml:id="id43" draw:id="id43" draw:layer="layout" svg:width="6.123cm" svg:height="2.041cm" svg:x="86.19cm" svg:y="74.66cm">
          <text:p text:style-name="P1"><text:span text:style-name="T1">Assembly_chem_comp</text:span></text:p>
          <text:p text:style-name="P1"><text:span text:style-name="T2">PK:DB_Assembly_chem_comp_ID</text:span></text:p>
          <text:p text:style-name="P1"><text:span text:style-name="T3">FK1:DB_Assembly_entity_ID</text:span></text:p>
          <text:p text:style-name="P1"><text:span text:style-name="T3">FK2:DB_Entity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44" draw:id="id44" draw:layer="layout" svg:width="5.697cm" svg:height="2.483cm" svg:x="91.569cm" svg:y="71.104cm">
          <text:p text:style-name="P1"><text:span text:style-name="T1">Assembly_atom</text:span></text:p>
          <text:p text:style-name="P1"><text:span text:style-name="T2">PK:DB_Assembly_atom_ID</text:span></text:p>
          <text:p text:style-name="P1"><text:span text:style-name="T3">FK1:DB_Assembly_entity_ID</text:span></text:p>
          <text:p text:style-name="P1"><text:span text:style-name="T3">FK2:DB_Entity_chem_comp_ID</text:span></text:p>
          <text:p text:style-name="P1"><text:span text:style-name="T3">FK3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38" draw:id="id38" draw:layer="layout" svg:width="4.193cm" svg:height="2.041cm" svg:x="50.969cm" svg:y="75.28cm">
          <text:p text:style-name="P1"><text:span text:style-name="T1">Assembly_class</text:span></text:p>
          <text:p text:style-name="P1"><text:span text:style-name="T2">PK:DB_Assembly_ID,</text:span></text:p>
          <text:p text:style-name="P1"><text:span text:style-name="T2">Assembly_class</text:span></text:p>
          <text:p text:style-name="P1"><text:span text:style-name="T3">FK1:DB_Assembl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36" draw:id="id36" draw:layer="layout" svg:width="4.193cm" svg:height="2.041cm" svg:x="50.969cm" svg:y="70.191cm">
          <text:p text:style-name="P1"><text:span text:style-name="T1">Assembly_synonym</text:span></text:p>
          <text:p text:style-name="P1"><text:span text:style-name="T2">PK:DB_Assembly_ID,</text:span></text:p>
          <text:p text:style-name="P1"><text:span text:style-name="T2">Name</text:span></text:p>
          <text:p text:style-name="P1"><text:span text:style-name="T3">FK1:DB_Assembl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xml:id="id37" draw:id="id37" draw:layer="layout" svg:width="5.153cm" svg:height="2.041cm" svg:x="50.489cm" svg:y="72.74cm">
          <text:p text:style-name="P1"><text:span text:style-name="T1">Assembly_systematic_name</text:span></text:p>
          <text:p text:style-name="P1"><text:span text:style-name="T2">PK:DB_Assembly_ID,</text:span></text:p>
          <text:p text:style-name="P1"><text:span text:style-name="T2">Naming_system</text:span></text:p>
          <text:p text:style-name="P1"><text:span text:style-name="T3">FK1:DB_Assembl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34" draw:id="id34" draw:layer="layout" svg:width="5.629cm" svg:height="2.483cm" svg:x="50.251cm" svg:y="67.324cm">
          <text:p text:style-name="P1"><text:span text:style-name="T1">Assembly_biological_function</text:span></text:p>
          <text:p text:style-name="P1"><text:span text:style-name="T2">PK:DB_Assembly_ID,</text:span></text:p>
          <text:p text:style-name="P1"><text:span text:style-name="T2">DB_Biological_function_ID</text:span></text:p>
          <text:p text:style-name="P1"><text:span text:style-name="T3">FK1:DB_Assembly_ID</text:span></text:p>
          <text:p text:style-name="P1"><text:span text:style-name="T3">FK2:DB_Biological_function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xml:id="id61" draw:id="id61" draw:layer="layout" svg:width="5.556cm" svg:height="2.041cm" svg:x="104.355cm" svg:y="68.587cm">
          <text:p text:style-name="P1"><text:span text:style-name="T1">Assembly_bond</text:span></text:p>
          <text:p text:style-name="P1"><text:span text:style-name="T2">PK:DB_Assembly_bond_ID</text:span></text:p>
          <text:p text:style-name="P1"><text:span text:style-name="T3">FK1:DB_Assembly_atom_ID_1</text:span></text:p>
          <text:p text:style-name="P1"><text:span text:style-name="T3">FK2:DB_Assembly_atom_ID_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62" draw:id="id62" draw:layer="layout" svg:width="5.6cm" svg:height="2.483cm" svg:x="104.333cm" svg:y="71.11cm">
          <text:p text:style-name="P1"><text:span text:style-name="T1">Assembly_angle</text:span></text:p>
          <text:p text:style-name="P1"><text:span text:style-name="T2">PK:DB_Assembly_angle_ID</text:span></text:p>
          <text:p text:style-name="P1"><text:span text:style-name="T3">FK1:DB_Assembly_atom_ID_1</text:span></text:p>
          <text:p text:style-name="P1"><text:span text:style-name="T3">FK2:DB_Assembly_atom_ID_2</text:span></text:p>
          <text:p text:style-name="P1"><text:span text:style-name="T3">FK3:DB_Assembly_atom_ID_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xml:id="id63" draw:id="id63" draw:layer="layout" svg:width="6.399cm" svg:height="2.923cm" svg:x="103.934cm" svg:y="73.934cm">
          <text:p text:style-name="P1"><text:span text:style-name="T1">Assembly_torsion_angle</text:span></text:p>
          <text:p text:style-name="P1"><text:span text:style-name="T2">PK:DB_Assembly_torsion_angle_ID</text:span></text:p>
          <text:p text:style-name="P1"><text:span text:style-name="T3">FK1:DB_Assembly_atom_ID_1</text:span></text:p>
          <text:p text:style-name="P1"><text:span text:style-name="T3">FK2:DB_Assembly_atom_ID_2</text:span></text:p>
          <text:p text:style-name="P1"><text:span text:style-name="T3">FK3:DB_Assembly_atom_ID_3</text:span></text:p>
          <text:p text:style-name="P1"><text:span text:style-name="T3">FK4:DB_Assembly_atom_ID_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4" draw:layer="layout" svg:x1="15.266cm" svg:y1="13.888cm" svg:x2="15.266cm" svg:y2="14.502cm" draw:start-shape="id1" draw:start-glue-point="2" draw:end-shape="id2" draw:end-glue-point="0" svg:d="M15266 13888v614" svg:viewBox="0 0 1 615">
          <text:p/>
        </draw:connector>
        <draw:connector draw:style-name="gr68" draw:text-style-name="P4" draw:layer="layout" svg:x1="15.266cm" svg:y1="11.847cm" svg:x2="15.266cm" svg:y2="11.168cm" draw:start-shape="id1" draw:start-glue-point="0" draw:end-shape="id3" draw:end-glue-point="2" svg:d="M15266 11847v-679" svg:viewBox="0 0 1 680">
          <text:p/>
        </draw:connector>
        <draw:connector draw:style-name="gr68" draw:text-style-name="P4" draw:layer="layout" svg:x1="15.266cm" svg:y1="9.127cm" svg:x2="15.266cm" svg:y2="8.409cm" draw:start-shape="id3" draw:start-glue-point="0" draw:end-shape="id4" draw:end-glue-point="2" svg:d="M15266 9127v-718" svg:viewBox="0 0 1 719">
          <text:p/>
        </draw:connector>
        <draw:connector draw:style-name="gr68" draw:text-style-name="P4" draw:layer="layout" svg:x1="12.937cm" svg:y1="10.147cm" svg:x2="25.779cm" svg:y2="5.586cm" draw:start-shape="id3" draw:start-glue-point="3" draw:end-shape="id5" draw:end-glue-point="3" svg:d="M12937 10147h-501v-4561h13343" svg:viewBox="0 0 13344 4562">
          <text:p/>
        </draw:connector>
        <draw:connector draw:style-name="gr68" draw:text-style-name="P4" draw:layer="layout" svg:x1="24.491cm" svg:y1="13.49cm" svg:x2="24.491cm" svg:y2="12.056cm" draw:start-shape="id6" draw:start-glue-point="0" draw:end-shape="id7" draw:end-glue-point="2" svg:d="M24491 13490v-1434" svg:viewBox="0 0 1 1435">
          <text:p/>
        </draw:connector>
        <draw:connector draw:style-name="gr68" draw:text-style-name="P4" draw:layer="layout" svg:x1="29.378cm" svg:y1="13.49cm" svg:x2="29.378cm" svg:y2="12.277cm" draw:start-shape="id8" draw:start-glue-point="0" draw:end-shape="id9" draw:end-glue-point="2" svg:d="M29378 13490v-1213" svg:viewBox="0 0 1 1214">
          <text:p/>
        </draw:connector>
        <draw:connector draw:style-name="gr68" draw:text-style-name="P4" draw:layer="layout" svg:x1="35.016cm" svg:y1="13.49cm" svg:x2="35.016cm" svg:y2="12.497cm" draw:start-shape="id10" draw:start-glue-point="0" draw:end-shape="id11" draw:end-glue-point="2" svg:d="M35016 13490v-993" svg:viewBox="0 0 1 994">
          <text:p/>
        </draw:connector>
        <draw:connector draw:style-name="gr68" draw:text-style-name="P4" draw:layer="layout" svg:x1="35.016cm" svg:y1="10.456cm" svg:x2="35.016cm" svg:y2="9.69cm" draw:start-shape="id11" draw:start-glue-point="0" draw:end-shape="id12" draw:end-glue-point="2" svg:d="M35016 10456v-766" svg:viewBox="0 0 1 767">
          <text:p/>
        </draw:connector>
        <draw:connector draw:style-name="gr68" draw:text-style-name="P4" draw:layer="layout" svg:x1="24.491cm" svg:y1="15.973cm" svg:x2="29.378cm" svg:y2="17.882cm" draw:start-shape="id6" draw:start-glue-point="2" draw:end-shape="id13" draw:end-glue-point="0" svg:d="M24491 15973v954h4887v955" svg:viewBox="0 0 4888 1910">
          <text:p/>
        </draw:connector>
        <draw:connector draw:style-name="gr68" draw:text-style-name="P4" draw:layer="layout" svg:x1="29.378cm" svg:y1="15.973cm" svg:x2="29.378cm" svg:y2="17.882cm" draw:start-shape="id8" draw:start-glue-point="2" draw:end-shape="id13" draw:end-glue-point="0" svg:d="M29378 15973v1909" svg:viewBox="0 0 1 1910">
          <text:p/>
        </draw:connector>
        <draw:connector draw:style-name="gr68" draw:text-style-name="P4" draw:layer="layout" svg:x1="35.016cm" svg:y1="15.973cm" svg:x2="29.378cm" svg:y2="17.882cm" draw:start-shape="id10" draw:start-glue-point="2" draw:end-shape="id13" draw:end-glue-point="0" svg:d="M35016 15973v954h-5638v955" svg:viewBox="0 0 5639 1910">
          <text:p/>
        </draw:connector>
        <draw:connector draw:style-name="gr68" draw:text-style-name="P4" draw:layer="layout" draw:line-skew="0.513cm" svg:x1="32.492cm" svg:y1="11.476cm" svg:x2="29.637cm" svg:y2="5.586cm" draw:start-shape="id11" draw:start-glue-point="3" draw:end-shape="id5" draw:end-glue-point="1" svg:d="M32492 11476h-914v-5890h-1941" svg:viewBox="0 0 2856 5891">
          <text:p/>
        </draw:connector>
        <draw:connector draw:style-name="gr68" draw:text-style-name="P4" draw:layer="layout" draw:line-skew="-0.32cm" svg:x1="31.392cm" svg:y1="11.476cm" svg:x2="29.637cm" svg:y2="5.586cm" draw:start-shape="id9" draw:start-glue-point="1" draw:end-shape="id5" draw:end-glue-point="1" svg:d="M31392 11476h182v-5890h-1937" svg:viewBox="0 0 1938 5891">
          <text:p/>
        </draw:connector>
        <draw:connector draw:style-name="gr68" draw:text-style-name="P4" draw:layer="layout" svg:x1="27.708cm" svg:y1="4.786cm" svg:x2="27.707cm" svg:y2="3.991cm" draw:start-shape="id5" draw:start-glue-point="0" draw:end-shape="id14" draw:end-glue-point="2" svg:d="M27708 4786v-398h-1v-397" svg:viewBox="0 0 2 796">
          <text:p/>
        </draw:connector>
        <draw:connector draw:style-name="gr68" draw:text-style-name="P4" draw:layer="layout" svg:x1="12.484cm" svg:y1="18.461cm" svg:x2="11.437cm" svg:y2="18.461cm" draw:start-shape="id15" draw:start-glue-point="3" draw:end-shape="id16" draw:end-glue-point="1" svg:d="M12484 18461h-1047" svg:viewBox="0 0 1048 1">
          <text:p/>
        </draw:connector>
        <draw:connector draw:style-name="gr68" draw:text-style-name="P4" draw:layer="layout" svg:x1="18.422cm" svg:y1="18.461cm" svg:x2="19.546cm" svg:y2="18.461cm" draw:start-shape="id15" draw:start-glue-point="1" draw:end-shape="id17" draw:end-glue-point="3" svg:d="M18422 18461h1124" svg:viewBox="0 0 1125 1">
          <text:p/>
        </draw:connector>
        <draw:connector draw:style-name="gr68" draw:text-style-name="P4" draw:layer="layout" svg:x1="22.778cm" svg:y1="18.461cm" svg:x2="27.863cm" svg:y2="18.461cm" draw:start-shape="id17" draw:start-glue-point="1" draw:end-shape="id13" draw:end-glue-point="3" svg:d="M22778 18461h5085" svg:viewBox="0 0 5086 1">
          <text:p/>
        </draw:connector>
        <draw:connector draw:style-name="gr68" draw:text-style-name="P4" draw:layer="layout" svg:x1="52.101cm" svg:y1="13.468cm" svg:x2="51.136cm" svg:y2="13.468cm" draw:start-shape="id18" draw:start-glue-point="3" draw:end-shape="id19" draw:end-glue-point="1" svg:d="M52101 13468h-965" svg:viewBox="0 0 966 1">
          <text:p/>
        </draw:connector>
        <draw:connector draw:style-name="gr68" draw:text-style-name="P4" draw:layer="layout" svg:x1="62.847cm" svg:y1="15.364cm" svg:x2="56.01cm" svg:y2="13.468cm" draw:start-shape="id20" draw:start-glue-point="3" draw:end-shape="id18" draw:end-glue-point="1" svg:d="M62847 15364h-3418v-1896h-3419" svg:viewBox="0 0 6838 1897">
          <text:p/>
        </draw:connector>
        <draw:connector draw:style-name="gr68" draw:text-style-name="P4" draw:layer="layout" svg:x1="62.847cm" svg:y1="15.364cm" svg:x2="56.557cm" svg:y2="17.38cm" draw:start-shape="id20" draw:start-glue-point="3" draw:end-shape="id21" draw:end-glue-point="1" svg:d="M62847 15364h-3144v2016h-3146" svg:viewBox="0 0 6291 2017">
          <text:p/>
        </draw:connector>
        <draw:connector draw:style-name="gr69" draw:text-style-name="P4" draw:layer="layout" draw:line-skew="-2.053cm" svg:x1="55.969cm" svg:y1="27.381cm" svg:x2="63.246cm" svg:y2="33.299cm" draw:start-shape="id22" draw:start-glue-point="1" draw:end-shape="id23" svg:d="M55969 27381h1585v5918h5692" svg:viewBox="0 0 7278 5919">
          <text:p/>
        </draw:connector>
        <draw:connector draw:style-name="gr69" draw:text-style-name="P4" draw:layer="layout" draw:line-skew="-1.131cm" svg:x1="55.394cm" svg:y1="30.178cm" svg:x2="63.246cm" svg:y2="33.299cm" draw:start-shape="id24" draw:start-glue-point="1" draw:end-shape="id23" draw:end-glue-point="3" svg:d="M55394 30178h2795v3121h5057" svg:viewBox="0 0 7853 3122">
          <text:p/>
        </draw:connector>
        <draw:connector draw:style-name="gr69" draw:text-style-name="P4" draw:layer="layout" svg:x1="55.875cm" svg:y1="32.772cm" svg:x2="63.246cm" svg:y2="33.299cm" draw:start-shape="id25" draw:start-glue-point="1" draw:end-shape="id23" draw:end-glue-point="3" svg:d="M55875 32772h3685v527h3686" svg:viewBox="0 0 7372 528">
          <text:p/>
        </draw:connector>
        <draw:connector draw:style-name="gr69" draw:text-style-name="P4" draw:layer="layout" draw:line-skew="-1.396cm" svg:x1="55.416cm" svg:y1="35.59cm" svg:x2="63.246cm" svg:y2="33.299cm" draw:start-shape="id26" draw:start-glue-point="1" draw:end-shape="id23" draw:end-glue-point="3" svg:d="M55416 35590h2519v-2291h5311" svg:viewBox="0 0 7831 2292">
          <text:p/>
        </draw:connector>
        <draw:connector draw:style-name="gr69" draw:text-style-name="P4" draw:layer="layout" draw:line-skew="-0.976cm" svg:x1="56.1cm" svg:y1="38.616cm" svg:x2="63.246cm" svg:y2="33.299cm" draw:start-shape="id27" draw:start-glue-point="1" draw:end-shape="id23" draw:end-glue-point="3" svg:d="M56100 38616h2597v-5317h4549" svg:viewBox="0 0 7147 5318">
          <text:p/>
        </draw:connector>
        <draw:connector draw:style-name="gr70" draw:text-style-name="P4" draw:layer="layout" draw:line-skew="-2.306cm" svg:x1="55.88cm" svg:y1="47.771cm" svg:x2="63.841cm" svg:y2="53.8cm" draw:start-shape="id28" draw:start-glue-point="1" draw:end-shape="id29" svg:d="M55880 47771h1674v6029h6287" svg:viewBox="0 0 7962 6030">
          <text:p/>
        </draw:connector>
        <draw:connector draw:style-name="gr70" draw:text-style-name="P4" draw:layer="layout" draw:line-skew="-0.896cm" svg:x1="54.838cm" svg:y1="50.725cm" svg:x2="63.841cm" svg:y2="53.8cm" draw:start-shape="id30" draw:start-glue-point="1" draw:end-shape="id29" svg:d="M54838 50725h3605v3075h5398" svg:viewBox="0 0 9004 3076">
          <text:p/>
        </draw:connector>
        <draw:connector draw:style-name="gr70" draw:text-style-name="P4" draw:layer="layout" svg:x1="55.318cm" svg:y1="53.256cm" svg:x2="63.841cm" svg:y2="53.8cm" draw:start-shape="id31" draw:start-glue-point="1" draw:end-shape="id29" draw:end-glue-point="3" svg:d="M55318 53256h4262v544h4261" svg:viewBox="0 0 8524 545">
          <text:p/>
        </draw:connector>
        <draw:connector draw:style-name="gr70" draw:text-style-name="P4" draw:layer="layout" draw:line-skew="-1.372cm" svg:x1="55.027cm" svg:y1="56.083cm" svg:x2="63.841cm" svg:y2="53.8cm" draw:start-shape="id32" draw:start-glue-point="1" draw:end-shape="id29" draw:end-glue-point="3" svg:d="M55027 56083h3035v-2283h5779" svg:viewBox="0 0 8815 2284">
          <text:p/>
        </draw:connector>
        <draw:connector draw:style-name="gr70" draw:text-style-name="P4" draw:layer="layout" draw:line-skew="-0.703cm" svg:x1="55.722cm" svg:y1="59.388cm" svg:x2="63.841cm" svg:y2="53.8cm" draw:start-shape="id33" draw:start-glue-point="1" draw:end-shape="id29" draw:end-glue-point="3" svg:d="M55722 59388h3356v-5588h4763" svg:viewBox="0 0 8120 5589">
          <text:p/>
        </draw:connector>
        <draw:connector draw:style-name="gr71" draw:text-style-name="P4" draw:layer="layout" draw:line-skew="-2.271cm" svg:x1="55.88cm" svg:y1="68.565cm" svg:x2="63.517cm" svg:y2="72.322cm" draw:start-shape="id34" draw:start-glue-point="1" draw:end-shape="id35" draw:end-glue-point="3" svg:d="M55880 68565h1547v3757h6090" svg:viewBox="0 0 7638 3758">
          <text:p/>
        </draw:connector>
        <draw:connector draw:style-name="gr71" draw:text-style-name="P4" draw:layer="layout" draw:line-skew="-1.023cm" svg:x1="55.162cm" svg:y1="71.211cm" svg:x2="63.517cm" svg:y2="72.322cm" draw:start-shape="id36" draw:start-glue-point="1" draw:end-shape="id35" draw:end-glue-point="3" svg:d="M55162 71211h3154v1111h5201" svg:viewBox="0 0 8356 1112">
          <text:p/>
        </draw:connector>
        <draw:connector draw:style-name="gr71" draw:text-style-name="P4" draw:layer="layout" draw:line-skew="-0.501cm" svg:x1="55.642cm" svg:y1="73.76cm" svg:x2="63.517cm" svg:y2="72.322cm" draw:start-shape="id37" draw:start-glue-point="1" draw:end-shape="id35" draw:end-glue-point="3" svg:d="M55642 73760h3436v-1438h4439" svg:viewBox="0 0 7876 1439">
          <text:p/>
        </draw:connector>
        <draw:connector draw:style-name="gr71" draw:text-style-name="P4" draw:layer="layout" draw:line-skew="-1.277cm" svg:x1="55.162cm" svg:y1="76.3cm" svg:x2="63.517cm" svg:y2="72.322cm" draw:start-shape="id38" draw:start-glue-point="1" draw:end-shape="id35" draw:end-glue-point="3" svg:d="M55162 76300h2900v-3978h5455" svg:viewBox="0 0 8356 3979">
          <text:p/>
        </draw:connector>
        <draw:connector draw:style-name="gr69" draw:text-style-name="P4" draw:layer="layout" svg:x1="72.229cm" svg:y1="33.299cm" svg:x2="67.717cm" svg:y2="33.299cm" draw:start-shape="id39" draw:start-glue-point="3" draw:end-shape="id23" draw:end-glue-point="1" svg:d="M72229 33299h-4512" svg:viewBox="0 0 4513 1">
          <text:p/>
        </draw:connector>
        <draw:connector draw:style-name="gr68" draw:text-style-name="P4" draw:layer="layout" svg:x1="75.004cm" svg:y1="32.279cm" svg:x2="68.115cm" svg:y2="15.364cm" draw:start-shape="id39" draw:start-glue-point="0" draw:end-shape="id20" draw:end-glue-point="1" svg:d="M75004 32279v-16915h-6889" svg:viewBox="0 0 6890 16916">
          <text:p/>
        </draw:connector>
        <draw:connector draw:style-name="gr70" draw:text-style-name="P4" draw:layer="layout" svg:x1="72.267cm" svg:y1="53.8cm" svg:x2="67.122cm" svg:y2="53.8cm" draw:start-shape="id40" draw:start-glue-point="3" draw:end-shape="id29" draw:end-glue-point="1" svg:d="M72267 53800h-5145" svg:viewBox="0 0 5146 1">
          <text:p/>
        </draw:connector>
        <draw:connector draw:style-name="gr69" draw:text-style-name="P4" draw:layer="layout" draw:line-skew="7.836cm" svg:x1="75.004cm" svg:y1="52.78cm" svg:x2="65.481cm" svg:y2="33.879cm" draw:start-shape="id40" draw:start-glue-point="0" draw:end-shape="id23" svg:d="M75004 52780v-1615h-9523v-17286" svg:viewBox="0 0 9524 18902">
          <text:p/>
        </draw:connector>
        <draw:connector draw:style-name="gr71" draw:text-style-name="P4" draw:layer="layout" svg:x1="72.48cm" svg:y1="72.322cm" svg:x2="67.446cm" svg:y2="72.322cm" draw:start-shape="id41" draw:start-glue-point="3" draw:end-shape="id35" draw:end-glue-point="1" svg:d="M72480 72322h-5034" svg:viewBox="0 0 5035 1">
          <text:p/>
        </draw:connector>
        <draw:connector draw:style-name="gr70" draw:text-style-name="P4" draw:layer="layout" draw:line-skew="1.659cm" svg:x1="75.004cm" svg:y1="71.302cm" svg:x2="65.481cm" svg:y2="54.38cm" draw:start-shape="id41" draw:start-glue-point="0" draw:end-shape="id29" svg:d="M75004 71302v-6802h-9523v-10120" svg:viewBox="0 0 9524 16923">
          <text:p/>
        </draw:connector>
        <draw:connector draw:style-name="gr72" draw:text-style-name="P4" draw:layer="layout" svg:x1="83.138cm" svg:y1="53.8cm" svg:x2="77.742cm" svg:y2="53.8cm" draw:start-shape="id42" draw:start-glue-point="3" draw:end-shape="id40" draw:end-glue-point="1" svg:d="M83138 53800h-5396" svg:viewBox="0 0 5397 1">
          <text:p/>
        </draw:connector>
        <draw:connector draw:style-name="gr73" draw:text-style-name="P4" draw:layer="layout" draw:line-skew="5.837cm" svg:x1="85.964cm" svg:y1="52.78cm" svg:x2="75.004cm" svg:y2="34.32cm" draw:start-shape="id42" draw:start-glue-point="0" draw:end-shape="id39" svg:d="M85964 52780v-3393h-10960v-15067" svg:viewBox="0 0 10961 18461">
          <text:p/>
        </draw:connector>
        <draw:connector draw:style-name="gr74" draw:text-style-name="P4" draw:layer="layout" svg:x1="86.19cm" svg:y1="75.68cm" svg:x2="77.528cm" svg:y2="72.322cm" draw:start-shape="id43" draw:start-glue-point="3" draw:end-shape="id41" draw:end-glue-point="1" svg:d="M86190 75680h-4331v-3358h-4331" svg:viewBox="0 0 8663 3359">
          <text:p/>
        </draw:connector>
        <draw:connector draw:style-name="gr72" draw:text-style-name="P4" draw:layer="layout" draw:line-skew="-2.272cm" svg:x1="89.251cm" svg:y1="74.66cm" svg:x2="75.004cm" svg:y2="54.821cm" draw:start-shape="id43" draw:start-glue-point="0" draw:end-shape="id40" svg:d="M89251 74660v-12192h-14247v-7647" svg:viewBox="0 0 14248 19840">
          <text:p/>
        </draw:connector>
        <draw:connector draw:style-name="gr72" draw:text-style-name="P4" draw:layer="layout" draw:line-skew="-1.753cm" svg:x1="94.417cm" svg:y1="71.104cm" svg:x2="75.004cm" svg:y2="54.821cm" draw:start-shape="id44" draw:start-glue-point="0" draw:end-shape="id40" draw:end-glue-point="2" svg:d="M94417 71104v-9895h-19413v-6388" svg:viewBox="0 0 19414 16284">
          <text:p/>
        </draw:connector>
        <draw:connector draw:style-name="gr73" draw:text-style-name="P4" draw:layer="layout" draw:line-skew="0cm -3.664cm" svg:x1="94.417cm" svg:y1="73.587cm" svg:x2="77.78cm" svg:y2="33.299cm" draw:start-shape="id44" draw:start-glue-point="2" draw:end-shape="id39" draw:end-glue-point="1" svg:d="M94417 73587v501h-13407v-40789h-3230" svg:viewBox="0 0 16638 40790">
          <text:p/>
        </draw:connector>
        <draw:connector draw:style-name="gr72" draw:text-style-name="P4" draw:layer="layout" draw:line-skew="-0.937cm" svg:x1="82.597cm" svg:y1="58.154cm" svg:x2="77.742cm" svg:y2="53.8cm" draw:start-shape="id45" draw:start-glue-point="3" draw:end-shape="id40" draw:end-glue-point="1" svg:d="M82597 58154h-3364v-4354h-1491" svg:viewBox="0 0 4856 4355">
          <text:p/>
        </draw:connector>
        <draw:connector draw:style-name="gr73" draw:text-style-name="P4" draw:layer="layout" draw:line-skew="1.846cm" svg:x1="83.048cm" svg:y1="22.213cm" svg:x2="77.78cm" svg:y2="33.299cm" draw:start-shape="id46" draw:start-glue-point="3" draw:end-shape="id39" draw:end-glue-point="1" svg:d="M83048 22213h-788v11086h-4480" svg:viewBox="0 0 5269 11087">
          <text:p/>
        </draw:connector>
        <draw:connector draw:style-name="gr73" draw:text-style-name="P4" draw:layer="layout" draw:line-skew="1.423cm" svg:x1="82.625cm" svg:y1="26.327cm" svg:x2="77.78cm" svg:y2="33.299cm" draw:start-shape="id47" draw:start-glue-point="3" draw:end-shape="id39" draw:end-glue-point="1" svg:d="M82625 26327h-999v6972h-3846" svg:viewBox="0 0 4846 6973">
          <text:p/>
        </draw:connector>
        <draw:connector draw:style-name="gr73" draw:text-style-name="P4" draw:layer="layout" draw:line-skew="0.801cm" svg:x1="82.854cm" svg:y1="30.534cm" svg:x2="77.78cm" svg:y2="33.299cm" draw:start-shape="id48" draw:start-glue-point="3" draw:end-shape="id39" draw:end-glue-point="1" svg:d="M82854 30534h-1736v2765h-3338" svg:viewBox="0 0 5075 2766">
          <text:p/>
        </draw:connector>
        <draw:connector draw:style-name="gr73" draw:text-style-name="P4" draw:layer="layout" svg:x1="82.832cm" svg:y1="33.278cm" svg:x2="77.78cm" svg:y2="33.299cm" draw:start-shape="id49" draw:start-glue-point="3" draw:end-shape="id39" draw:end-glue-point="1" svg:d="M82832 33278h-2526v21h-2526" svg:viewBox="0 0 5053 22">
          <text:p/>
        </draw:connector>
        <draw:connector draw:style-name="gr73" draw:text-style-name="P4" draw:layer="layout" draw:line-skew="1.774cm" svg:x1="82.432cm" svg:y1="36.622cm" svg:x2="77.78cm" svg:y2="33.299cm" draw:start-shape="id50" draw:start-glue-point="3" draw:end-shape="id39" draw:end-glue-point="1" svg:d="M82432 36622h-552v-3323h-4100" svg:viewBox="0 0 4653 3324">
          <text:p/>
        </draw:connector>
        <draw:connector draw:style-name="gr73" draw:text-style-name="P4" draw:layer="layout" draw:line-skew="1.163cm" svg:x1="82.891cm" svg:y1="42.624cm" svg:x2="77.78cm" svg:y2="33.299cm" draw:start-shape="id51" draw:start-glue-point="3" draw:end-shape="id39" draw:end-glue-point="1" svg:d="M82891 42624h-1393v-9325h-3718" svg:viewBox="0 0 5112 9326">
          <text:p/>
        </draw:connector>
        <draw:connector draw:style-name="gr68" draw:text-style-name="P4" draw:layer="layout" svg:x1="88.838cm" svg:y1="42.624cm" svg:x2="92.585cm" svg:y2="42.624cm" draw:start-shape="id51" draw:start-glue-point="1" draw:end-shape="id52" draw:end-glue-point="3" svg:d="M88838 42624h3747" svg:viewBox="0 0 3748 1">
          <text:p/>
        </draw:connector>
        <draw:connector draw:style-name="gr68" draw:text-style-name="P4" draw:layer="layout" svg:x1="89.393cm" svg:y1="26.327cm" svg:x2="91.949cm" svg:y2="26.327cm" draw:start-shape="id47" draw:start-glue-point="1" draw:end-shape="id53" draw:end-glue-point="3" svg:d="M89393 26327h2556" svg:viewBox="0 0 2557 1">
          <text:p/>
        </draw:connector>
        <draw:connector draw:style-name="gr68" draw:text-style-name="P4" draw:layer="layout" svg:x1="100.695cm" svg:y1="26.327cm" svg:x2="98.409cm" svg:y2="26.327cm" draw:start-shape="id54" draw:start-glue-point="3" draw:end-shape="id53" draw:end-glue-point="1" svg:d="M100695 26327h-2286" svg:viewBox="0 0 2287 1">
          <text:p/>
        </draw:connector>
        <draw:connector draw:style-name="gr68" draw:text-style-name="P4" draw:layer="layout" svg:x1="88.68cm" svg:y1="22.213cm" svg:x2="92.046cm" svg:y2="22.213cm" draw:start-shape="id46" draw:start-glue-point="1" draw:end-shape="id55" draw:end-glue-point="3" svg:d="M88680 22213h3366" svg:viewBox="0 0 3367 1">
          <text:p/>
        </draw:connector>
        <draw:connector draw:style-name="gr68" draw:text-style-name="P4" draw:layer="layout" svg:x1="95.034cm" svg:y1="20.972cm" svg:x2="30.894cm" svg:y2="18.461cm" draw:start-shape="id55" draw:start-glue-point="0" draw:end-shape="id13" draw:end-glue-point="1" svg:d="M95034 20972v-2511h-64140" svg:viewBox="0 0 64141 2512">
          <text:p/>
        </draw:connector>
        <draw:connector draw:style-name="gr72" draw:text-style-name="P4" draw:layer="layout" draw:line-skew="-0.28cm" svg:x1="83.314cm" svg:y1="46.734cm" svg:x2="77.742cm" svg:y2="53.8cm" draw:start-shape="id56" draw:end-shape="id40" draw:end-glue-point="1" svg:d="M83314 46734h-3066v7066h-2506" svg:viewBox="0 0 5573 7067">
          <text:p/>
        </draw:connector>
        <draw:connector draw:style-name="gr73" draw:text-style-name="P4" draw:layer="layout" svg:x1="86.162cm" svg:y1="47.976cm" svg:x2="77.78cm" svg:y2="33.299cm" draw:start-shape="id56" draw:start-glue-point="2" draw:end-shape="id39" draw:end-glue-point="1" svg:d="M86162 47976v501h-5615v-15178h-2767" svg:viewBox="0 0 8383 15179">
          <text:p/>
        </draw:connector>
        <draw:connector draw:style-name="gr75" draw:text-style-name="P4" draw:layer="layout" draw:line-skew="2.606cm" svg:x1="97.48cm" svg:y1="50.935cm" svg:x2="88.791cm" svg:y2="53.8cm" draw:start-shape="id57" draw:start-glue-point="3" draw:end-shape="id42" draw:end-glue-point="1" svg:d="M97480 50935h-1738v2865h-6951" svg:viewBox="0 0 8690 2866">
          <text:p/>
        </draw:connector>
        <draw:connector draw:style-name="gr75" draw:text-style-name="P4" draw:layer="layout" draw:line-skew="2.363cm" svg:x1="97.458cm" svg:y1="53.779cm" svg:x2="88.791cm" svg:y2="53.8cm" draw:start-shape="id58" draw:start-glue-point="3" draw:end-shape="id42" draw:end-glue-point="1" svg:d="M97458 53779h-1970v21h-6697" svg:viewBox="0 0 8668 22">
          <text:p/>
        </draw:connector>
        <draw:connector draw:style-name="gr75" draw:text-style-name="P4" draw:layer="layout" draw:line-skew="2.08cm" svg:x1="97.01cm" svg:y1="56.823cm" svg:x2="88.791cm" svg:y2="53.8cm" draw:start-shape="id59" draw:start-glue-point="3" draw:end-shape="id42" draw:end-glue-point="1" svg:d="M97010 56823h-2030v-3023h-6189" svg:viewBox="0 0 8220 3024">
          <text:p/>
        </draw:connector>
        <draw:connector draw:style-name="gr74" draw:text-style-name="P4" draw:layer="layout" svg:x1="85.992cm" svg:y1="68.564cm" svg:x2="77.528cm" svg:y2="72.322cm" draw:start-shape="id60" draw:start-glue-point="2" draw:end-shape="id41" draw:end-glue-point="1" svg:d="M85992 68564v3758h-8464" svg:viewBox="0 0 8465 3759">
          <text:p/>
        </draw:connector>
        <draw:connector draw:style-name="gr72" draw:text-style-name="P4" draw:layer="layout" svg:x1="85.992cm" svg:y1="65.199cm" svg:x2="75.004cm" svg:y2="54.821cm" draw:start-shape="id60" draw:start-glue-point="0" draw:end-shape="id40" svg:d="M85992 65199v-5189h-10988v-5189" svg:viewBox="0 0 10989 10379">
          <text:p/>
        </draw:connector>
        <draw:connector draw:style-name="gr73" draw:text-style-name="P4" draw:layer="layout" draw:line-skew="-0.446cm" svg:x1="83.101cm" svg:y1="66.881cm" svg:x2="77.78cm" svg:y2="33.299cm" draw:start-shape="id60" draw:start-glue-point="3" draw:end-shape="id39" svg:d="M83101 66881h-3107v-33582h-2214" svg:viewBox="0 0 5322 33583">
          <text:p/>
        </draw:connector>
        <draw:connector draw:style-name="gr68" draw:text-style-name="P4" draw:layer="layout" svg:x1="104.355cm" svg:y1="69.607cm" svg:x2="97.266cm" svg:y2="72.345cm" draw:start-shape="id61" draw:start-glue-point="3" draw:end-shape="id44" draw:end-glue-point="1" svg:d="M104355 69607h-3544v2738h-3545" svg:viewBox="0 0 7090 2739">
          <text:p/>
        </draw:connector>
        <draw:connector draw:style-name="gr68" draw:text-style-name="P4" draw:layer="layout" svg:x1="104.333cm" svg:y1="72.351cm" svg:x2="97.266cm" svg:y2="72.345cm" draw:start-shape="id62" draw:start-glue-point="3" draw:end-shape="id44" draw:end-glue-point="1" svg:d="M104333 72351h-3533v-6h-3534" svg:viewBox="0 0 7068 7">
          <text:p/>
        </draw:connector>
        <draw:connector draw:style-name="gr68" draw:text-style-name="P4" draw:layer="layout" svg:x1="103.934cm" svg:y1="75.395cm" svg:x2="97.266cm" svg:y2="72.345cm" draw:start-shape="id63" draw:start-glue-point="3" draw:end-shape="id44" draw:end-glue-point="1" svg:d="M103934 75395h-3334v-3050h-3334" svg:viewBox="0 0 6669 3051">
          <text:p/>
        </draw:connector>
        <draw:connector draw:style-name="gr68" draw:text-style-name="P4" draw:layer="layout" draw:line-skew="-2.399cm" svg:x1="50.714cm" svg:y1="35.59cm" svg:x2="44.188cm" svg:y2="44.575cm" draw:start-shape="id26" draw:start-glue-point="3" draw:end-shape="id64" draw:end-glue-point="1" svg:d="M50714 35590h-5661v8985h-865" svg:viewBox="0 0 6527 8986">
          <text:p/>
        </draw:connector>
        <draw:connector draw:style-name="gr68" draw:text-style-name="P4" draw:layer="layout" svg:x1="50.03cm" svg:y1="38.616cm" svg:x2="49.268cm" svg:y2="38.616cm" draw:start-shape="id27" draw:start-glue-point="3" draw:end-shape="id65" draw:end-glue-point="1" svg:d="M50030 38616h-762" svg:viewBox="0 0 763 1">
          <text:p/>
        </draw:connector>
        <draw:connector draw:style-name="gr68" draw:text-style-name="P4" draw:layer="layout" svg:x1="42.32cm" svg:y1="43.775cm" svg:x2="42.32cm" svg:y2="42.709cm" draw:start-shape="id64" draw:start-glue-point="0" draw:end-shape="id66" draw:end-glue-point="2" svg:d="M42320 43775v-1066" svg:viewBox="0 0 1 1067">
          <text:p/>
        </draw:connector>
        <draw:connector draw:style-name="gr68" draw:text-style-name="P4" draw:layer="layout" svg:x1="42.32cm" svg:y1="41.108cm" svg:x2="29.637cm" svg:y2="5.586cm" draw:start-shape="id66" draw:start-glue-point="0" draw:end-shape="id5" draw:end-glue-point="1" svg:d="M42320 41108v-35522h-12683" svg:viewBox="0 0 12684 35523">
          <text:p/>
        </draw:connector>
        <draw:connector draw:style-name="gr68" draw:text-style-name="P4" draw:layer="layout" svg:x1="50.162cm" svg:y1="27.381cm" svg:x2="15.511cm" svg:y2="24.254cm" draw:start-shape="id22" draw:start-glue-point="3" draw:end-shape="id67" draw:end-glue-point="2" svg:d="M50162 27381h-34651v-3127" svg:viewBox="0 0 34652 3128">
          <text:p/>
        </draw:connector>
        <draw:connector draw:style-name="gr68" draw:text-style-name="P4" draw:layer="layout" svg:x1="50.251cm" svg:y1="47.771cm" svg:x2="15.511cm" svg:y2="24.254cm" draw:start-shape="id28" draw:start-glue-point="3" draw:end-shape="id67" draw:end-glue-point="2" svg:d="M50251 47771h-34740v-23517" svg:viewBox="0 0 34741 23518">
          <text:p/>
        </draw:connector>
        <draw:connector draw:style-name="gr68" draw:text-style-name="P4" draw:layer="layout" svg:x1="50.251cm" svg:y1="68.565cm" svg:x2="15.511cm" svg:y2="24.254cm" draw:start-shape="id34" draw:start-glue-point="3" draw:end-shape="id67" draw:end-glue-point="2" svg:d="M50251 68565h-34740v-44311" svg:viewBox="0 0 34741 44312">
          <text:p/>
        </draw:connector>
        <draw:connector draw:style-name="gr68" draw:text-style-name="P4" draw:layer="layout" svg:x1="50.409cm" svg:y1="59.388cm" svg:x2="45.384cm" svg:y2="58.205cm" draw:start-shape="id33" draw:start-glue-point="3" draw:end-shape="id68" draw:end-glue-point="1" svg:d="M50409 59388h-2513v-1183h-2512" svg:viewBox="0 0 5026 1184">
          <text:p/>
        </draw:connector>
        <draw:connector draw:style-name="gr68" draw:text-style-name="P4" draw:layer="layout" svg:x1="50.409cm" svg:y1="59.388cm" svg:x2="46.4cm" svg:y2="61.253cm" draw:start-shape="id33" draw:start-glue-point="3" draw:end-shape="id69" draw:end-glue-point="1" svg:d="M50409 59388h-2005v1865h-2004" svg:viewBox="0 0 4010 1866">
          <text:p/>
        </draw:connector>
        <draw:connector draw:style-name="gr68" draw:text-style-name="P4" draw:layer="layout" draw:line-skew="-2.787cm" svg:x1="50.409cm" svg:y1="59.388cm" svg:x2="30.894cm" svg:y2="18.461cm" draw:start-shape="id33" draw:start-glue-point="3" draw:end-shape="id13" draw:end-glue-point="1" svg:d="M50409 59388h-12545v-40927h-6970" svg:viewBox="0 0 19516 40928">
          <text:p/>
        </draw:connector>
        <draw:connector draw:style-name="gr68" draw:text-style-name="P4" draw:layer="layout" svg:x1="50.409cm" svg:y1="59.388cm" svg:x2="21.162cm" svg:y2="19.262cm" draw:start-shape="id33" draw:start-glue-point="3" draw:end-shape="id17" draw:end-glue-point="2" svg:d="M50409 59388h-29247v-40126" svg:viewBox="0 0 29248 40127">
          <text:p/>
        </draw:connector>
        <draw:connector draw:style-name="gr74" draw:text-style-name="P4" draw:layer="layout" svg:x1="91.569cm" svg:y1="72.345cm" svg:x2="77.528cm" svg:y2="72.322cm" draw:start-shape="id44" draw:start-glue-point="3" draw:end-shape="id41" draw:end-glue-point="1" svg:d="M91569 72345h-7020v-23h-7021" svg:viewBox="0 0 14042 24">
          <text:p/>
        </draw:connector>
        <draw:connector draw:style-name="gr68" draw:text-style-name="P4" draw:layer="layout" svg:x1="51.104cm" svg:y1="56.083cm" svg:x2="44.188cm" svg:y2="44.575cm" draw:start-shape="id32" draw:start-glue-point="3" draw:end-shape="id64" draw:end-glue-point="1" svg:d="M51104 56083h-3458v-11508h-3458" svg:viewBox="0 0 6917 11509">
          <text:p/>
        </draw:connector>
        <draw:frame draw:style-name="gr76" draw:text-style-name="P6" draw:layer="layout" svg:width="10.16cm" svg:height="1.825cm" svg:x="95.869cm" svg:y="65.469cm">
          <draw:text-box>
            <text:p text:style-name="P5"><text:span text:style-name="T6">Assembly_deleted_atom has no link to Assembly_chem_comp???</text:span></text:p>
          </draw:text-box>
        </draw:frame>
        <draw:frame draw:style-name="gr77" draw:text-style-name="P6" draw:layer="layout" svg:width="9.271cm" svg:height="2.079cm" svg:x="92.186cm" svg:y="76.645cm">
          <draw:text-box>
            <text:p text:style-name="P5"><text:span text:style-name="T6">Assembly_atom has no link to Assembly_chem_comp???</text:span></text:p>
          </draw:text-box>
        </draw:frame>
        <draw:frame draw:style-name="gr78" draw:text-style-name="P6" draw:layer="layout" svg:width="8.255cm" svg:height="3.095cm" svg:x="2.905cm" svg:y="54.086cm">
          <draw:text-box>
            <text:p text:style-name="P5"><text:span text:style-name="T6">Some of the blue tables in this section has no relations till this stage. </text:span></text:p>
          </draw:text-box>
        </draw:frame>
        <draw:frame draw:style-name="gr78" draw:text-style-name="P6" draw:layer="layout" svg:width="9.398cm" svg:height="3.095cm" svg:x="81.264cm" svg:y="14.669cm">
          <draw:text-box>
            <text:p text:style-name="P5"><text:span text:style-name="T6">Bond, angle and torsion angle are common in this side. Addition relations are specific only to those section??</text:span></text:p>
          </draw:text-box>
        </draw:frame>
        <draw:frame draw:style-name="gr78" draw:text-style-name="P6" draw:layer="layout" svg:width="9.398cm" svg:height="3.806cm" svg:x="48.625cm" svg:y="21.781cm">
          <draw:text-box>
            <text:p text:style-name="P5"><text:span text:style-name="T6">biological_function,synonym and systematic name are common in this side. Addition relations are specific only to those section??</text:span></text:p>
          </draw:text-box>
        </draw:frame>
        <draw:frame draw:style-name="gr78" draw:text-style-name="P6" draw:layer="layout" svg:width="12.065cm" svg:height="3.095cm" svg:x="73.517cm" svg:y="77.788cm">
          <draw:text-box>
            <text:p text:style-name="P5"><text:span text:style-name="T6">Assembly_atom and Assembly_deleted atom shouldn't have direct relation to Assembly_entity. It should be connected through Assembly_chem_comp.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09:38:29.179270267</meta:creation-date>
    <dc:date>2016-02-12T09:39:07.852311632</dc:date>
    <meta:editing-duration>PT4H32M20S</meta:editing-duration>
    <meta:editing-cycles>16</meta:editing-cycles>
    <meta:generator>LibreOffice/5.0.3.2$Linux_X86_64 LibreOffice_project/00m0$Build-2</meta:generator>
    <meta:document-statistic meta:object-count="161"/>
  </office:meta>
</office:document-meta>
</file>